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form="urn:oasis:names:tc:opendocument:xmlns:form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2">
  <office:scripts/>
  <office:font-face-decls>
    <style:font-face style:name="Lohit Hindi1" svg:font-family="'Lohit Hindi'"/>
    <style:font-face style:name="Ubuntu" svg:font-family="Ubuntu" style:font-family-generic="swiss"/>
    <style:font-face style:name="DejaVu Sans Mono" style:font-pitch="fixed" svg:font-family="'DejaVu Sans Mono'" style:font-family-generic="modern"/>
    <style:font-face style:name="Lohit Hindi2" style:font-pitch="fixed" svg:font-family="'Lohit Hindi'" style:font-family-generic="modern"/>
    <style:font-face style:name="WenQuanYi Micro Hei1" style:font-pitch="fixed" svg:font-family="'WenQuanYi Micro Hei'" style:font-family-generic="modern"/>
    <style:font-face style:name="Liberation Serif" style:font-pitch="variable" svg:font-family="'Liberation Serif'" style:font-family-generic="roman"/>
    <style:font-face style:name="Liberation Sans" style:font-pitch="variable" svg:font-family="'Liberation Sans'" style:font-family-generic="swiss"/>
    <style:font-face style:name="Liberation Serif1" style:font-pitch="variable" svg:font-family="'Liberation Serif'" style:font-family-generic="swiss"/>
    <style:font-face style:name="Ubuntu1" style:font-pitch="variable" svg:font-family="Ubuntu" style:font-family-generic="swiss"/>
    <style:font-face style:name="Lohit Hindi" style:font-pitch="variable" svg:font-family="'Lohit Hindi'" style:font-family-generic="system"/>
    <style:font-face style:name="WenQuanYi Micro Hei" style:font-pitch="variable" svg:font-family="'WenQuanYi Micro Hei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1cm" fo:border="0.05pt solid #000000"/>
    </style:style>
    <style:style style:name="podHeader" style:family="table-cell">
      <style:table-cell-properties fo:padding="0.1cm" fo:border="0.05pt solid #000000" fo:background-color="#e6e6e6"/>
    </style:style>
    <style:style style:name="podUnbreakableRow" style:family="table-row">
      <style:table-row-properties fo:keep-together="always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1" style:family="paragraph">
      <style:paragraph-properties fo:margin-top="0cm" fo:text-indent="0cm" style:writing-mode="lr-tb" style:text-autospace="ideograph-alpha" fo:margin-left="0cm" style:punctuation-wrap="simple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T1" style:family="text">
      <style:text-properties fo:font-weight="normal" fo:font-style="normal" style:use-window-font-color="true" fo:language="fr" style:font-style-complex="normal" fo:letter-spacing="normal" style:font-name-asian="WenQuanYi Micro Hei" style:country-asian="CN" style:letter-kerning="true" style:font-name-complex="Lohit Hindi" style:text-position="0% 100%" style:text-underline-style="none" style:text-emphasize="none" style:font-name="Ubuntu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style:font-style-asian="normal" style:text-overline-color="font-color" style:text-overline-mode="continuous" fo:country="BE" style:font-size-asian="10.5pt" style:text-line-through-type="none" fo:text-shadow="none" style:text-line-through-mode="continuous" style:language-complex="hi" fo:font-size="10pt" style:country-complex="IN"/>
    </style:style>
    <style:style style:name="Tablef7601605169193603430" style:family="table" style:parent-style-name="podTable">
      <style:table-properties style:width="17cm" style:rel-width="99.99%" table:table-align="left" table:align="left"/>
    </style:style>
    <style:style style:name="HGt14pod" style:family="table-cell">
      <style:table-cell-properties fo:border="0.018cm solid #000000" style:vertical-align="middle" fo:background-color="#00C864" fo:padding="0.100cm"/>
    </style:style>
    <style:style style:name="HGt15pod" style:family="table-cell">
      <style:table-cell-properties fo:border="0.018cm solid #000000" style:vertical-align="middle" fo:background-color="#0000FF" fo:padding="0.100cm"/>
    </style:style>
    <style:style style:name="Tablef7601605169193603430.1" style:family="table-column">
      <style:table-column-properties style:rel-column-width="26962*"/>
    </style:style>
    <style:style style:name="Tablef7601605169193603430.2" style:family="table-column">
      <style:table-column-properties style:rel-column-width="38571*"/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Standard">The text « hello span style » after the colon has character style « Variable » applied : <text:span text:style-name="Variable">hello span style</text:span> end.</text:p>
      <text:p text:style-name="Signature"/>
      <text:p><text:span text:style-name="HGt1pod">A</text:span><text:span text:style-name="HGt1pod">B</text:span></text:p>
      <text:p>Text "Hello" in the following span tag will be applied an inline style: <text:span text:style-name="Variable">Hello</text:span> end.</text:p>
      <text:p>And here, style <text:span text:style-name="Teletype">Teletype</text:span> will be applied</text:p>
      <text:p><text:line-break/>Here, underline and bold were not noth applied</text:p>
      <text:p><text:span text:style-name="HGt2pod">Text :</text:span></text:p>
      <text:p><text:span text:style-name="HGt3pod">Text :</text:span></text:p>
      <text:p><text:span text:style-name="HGt3pod">Text :</text:span><text:span text:style-name="HGt4pod"> continued</text:span></text:p>
      <text:p>In the text below, some chars were deleted:</text:p>
      <text:p>My text,<text:span> text with space before</text:span> text text,<text:span> text with space before and after </text:span>and text.</text:p>
      <text:p><text:span text:style-name="HGt5pod">Bold strike underline</text:span></text:p>
      <text:p><text:span text:style-name="HGt6pod">Bold strike italic</text:span><text:span text:style-name="HGt4pod">;</text:span></text:p>
      <text:p text:style-name="HGt7pod">Small</text:p>
      <text:p><text:span text:style-name="HGt8pod">Tralala<text:line-break/></text:span><text:span text:style-name="HGt9pod">- 1 ;<text:line-break/>- 2 ;<text:line-break/>- 3 ;<text:line-break/>- 4.</text:span> </text:p>
      <text:p><text:span text:style-name="HGt8pod">Texte</text:span><text:span text:style-name="HGt3pod"> *texte</text:span></text:p>
      <text:p text:style-name="HGt10pod"><text:span text:style-name="HGt8pod">Texte </text:span><text:span text:style-name="HGt8pod">texte texte</text:span><text:span text:style-name="HGt8pod"> texte </text:span><text:span text:style-name="HGt8pod">texte</text:span><text:span text:style-name="HGt8pod"> texte.</text:span></text:p>
      <text:p><text:span text:style-name="HGt11pod">test </text:span><text:span text:style-name="HGt11pod">...</text:span><text:span text:style-name="HGt12pod">must be strike here </text:span><text:span text:style-name="HGt11pod">.</text:span></text:p>
      <text:p><text:span text:style-name="HGt13pod">Perpette les foins</text:span></text:p>
      <text:p><text:span text:style-name="HGt13pod">Perpette les foins</text:span></text:p>
      <table:table table:name="Tablef7601605169193603430" table:style-name="Tablef7601605169193603430">
        <table:table-column table:style-name="Tablef7601605169193603430.1"/>
        <table:table-column table:style-name="Tablef7601605169193603430.2"/>
        <table:table-row>
          <table:table-cell table:style-name="HGt14pod">
            <text:p text:style-name="podCellContent">Use of <text:span text:style-name="HGt4pod">"colspan"</text:span> and rgb()</text:p>
          </table:table-cell>
          <table:table-cell table:style-name="HGt15pod">
            <text:p text:style-name="podCellContent">Use of rgba(), crashes wit Appy &lt;= 0.9.10...</text:p>
          </table:table-cell>
        </table:table-row>
      </table:table>
      <text:p text:style-name="HGt16pod">85% : text</text:p>
      <text:p text:style-name="HGt17pod">100% : text</text:p>
      <text:p text:style-name="HGt18pod">115% : text</text:p>
    </office:text>
  </office:body>
</office:document-content>
</file>

<file path=styles.xml><?xml version="1.0" encoding="utf-8"?>
<office:document-styles xmlns:form="urn:oasis:names:tc:opendocument:xmlns:form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field="urn:openoffice:names:experimental:ooo-ms-interop:xmlns:field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2">
  <office:font-face-decls>
    <style:font-face style:name="Lohit Hindi1" svg:font-family="'Lohit Hindi'"/>
    <style:font-face style:name="Ubuntu" svg:font-family="Ubuntu" style:font-family-generic="swiss"/>
    <style:font-face style:name="DejaVu Sans Mono" style:font-pitch="fixed" svg:font-family="'DejaVu Sans Mono'" style:font-family-generic="modern"/>
    <style:font-face style:name="Lohit Hindi2" style:font-pitch="fixed" svg:font-family="'Lohit Hindi'" style:font-family-generic="modern"/>
    <style:font-face style:name="WenQuanYi Micro Hei1" style:font-pitch="fixed" svg:font-family="'WenQuanYi Micro Hei'" style:font-family-generic="modern"/>
    <style:font-face style:name="Liberation Serif" style:font-pitch="variable" svg:font-family="'Liberation Serif'" style:font-family-generic="roman"/>
    <style:font-face style:name="Liberation Sans" style:font-pitch="variable" svg:font-family="'Liberation Sans'" style:font-family-generic="swiss"/>
    <style:font-face style:name="Liberation Serif1" style:font-pitch="variable" svg:font-family="'Liberation Serif'" style:font-family-generic="swiss"/>
    <style:font-face style:name="Ubuntu1" style:font-pitch="variable" svg:font-family="Ubuntu" style:font-family-generic="swiss"/>
    <style:font-face style:name="Lohit Hindi" style:font-pitch="variable" svg:font-family="'Lohit Hindi'" style:font-family-generic="system"/>
    <style:font-face style:name="WenQuanYi Micro Hei" style:font-pitch="variable" svg:font-family="'WenQuanYi Micro Hei'" style:font-family-generic="system"/>
  </office:font-face-decls>
  <office:styles>
    <style:style style:name="ParaKWN" style:family="paragraph" style:class="text" style:master-page-name="" style:parent-style-name="Standard">
      <style:paragraph-properties fo:keep-with-next="always"/>
    </style:style>
    <style:style style:name="podH1" style:display-name="Heading 1" style:family="paragraph" style:parent-style-name="Heading" style:next-style-name="Standard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odH2" style:display-name="Heading 2" style:family="paragraph" style:parent-style-name="Heading" style:next-style-name="Standard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odH3" style:display-name="Heading 3" style:family="paragraph" style:parent-style-name="Heading" style:next-style-name="Standard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odH4" style:display-name="Heading 4" style:family="paragraph" style:parent-style-name="Heading" style:next-style-name="Standard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odH5" style:display-name="Heading 5" style:family="paragraph" style:parent-style-name="Heading" style:next-style-name="Standard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podH6" style:display-name="Heading 6" style:family="paragraph" style:parent-style-name="Heading" style:next-style-name="Standard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Before" style:family="paragraph">
      <style:paragraph-properties fo:break-before="page" fo:margin="0cm"/>
      <style:text-properties fo:font-size="2pt"/>
    </style:style>
    <style:style style:name="podPageBreakBeforeDuplex" style:family="paragraph" style:parent-style-name="podPageBreakBefore" style:master-page-name="Standard">
</style:style>
    <style:style style:name="podPageBreakAfter" style:family="paragraph">
      <style:paragraph-properties fo:break-after="page" fo:margin="0cm"/>
      <style:text-properties fo:font-size="2pt"/>
    </style:style>
    <style:style style:name="podColumnBreak" style:family="paragraph">
      <style:paragraph-properties fo:break-before="column"/>
    </style:style>
    <style:style style:name="podBulletItem" style:family="paragraph" style:parent-style-name="Standard" style:list-style-name="podBulletedList"/>
    <style:style style:name="podNumberItem" style:family="paragraph" style:parent-style-name="Standard" style:list-style-name="podNumberedList"/>
    <style:style style:name="podBulletItemKeepWithNext" style:family="paragraph" style:parent-style-name="Standard" style:list-style-name="podBulletedList">
      <style:paragraph-properties fo:keep-with-next="always"/>
    </style:style>
    <style:style style:name="podNumberItemKeepWithNext" style:family="paragraph" style:parent-style-name="Standard" style:list-style-name="podNumberedList">
      <style:paragraph-properties fo:keep-with-next="always"/>
    </style:style>
    <style:style style:name="podNumberStyle" style:display-name="POD Numbering Symbols" style:family="text"/>
    <style:style style:name="podBulletStyle" style:display-name="POD Bullet Symbols" style:family="text">
      <style:text-properties style:font-name="OpenSymbol"/>
    </style:style>
    <style:style style:name="podCellContent" style:display-name="Table cell" style:family="paragraph" style:parent-style-name="Standard" style:class="extra">
      <style:paragraph-properties fo:margin-top="0cm" fo:margin-bottom="0cm" text:number-lines="false" text:line-number="0"/>
    </style:style>
    <style:style style:name="podHeaderCellContent" style:display-name="Table heading" style:family="paragraph" style:parent-style-name="podCellContent" style:class="extra">
      <style:text-properties fo:font-weight="bold" style:font-weight-asian="bold" style:font-weight-complex="bold"/>
    </style:style>
    <style:style style:name="podTablePara" style:family="paragraph" style:parent-style-name="podCellContent">
      <style:text-properties fo:font-size="8pt" fo:font-weight="normal" style:font-weight-asian="normal" style:font-weight-complex="normal"/>
    </style:style>
    <style:style style:name="podTableParaBold" style:family="paragraph" style:parent-style-name="podCellContent">
      <style:text-properties fo:font-size="8pt" fo:font-weight="bold" style:font-weight-asian="bold" style:font-weight-complex="bold"/>
    </style:style>
    <style:style style:name="podTableParaRight" style:family="paragraph" style:parent-style-name="podCell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podCellContent">
      <style:paragraph-properties fo:text-align="end" style:justify-single-word="false"/>
      <style:text-properties fo:font-size="8pt" fo:font-weight="bold" style:font-weight-asian="bold" style:font-weight-complex="bold"/>
    </style:style>
    <style:default-style style:family="graphic">
      <style:graphic-properties svg:stroke-color="#808080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cfe7f5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BE" fo:language="fr" style:font-name="Liberation Serif" style:language-asian="zh" style:language-complex="hi" style:font-size-asian="10.5pt" style:font-name-asian="WenQuanYi Micro Hei" fo:font-size="12pt" style:font-size-complex="12pt" style:country-asian="CN" style:letter-kerning="true" style:font-name-complex="Lohit Hindi" style:country-complex="IN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fo:hyphenation-remain-char-count="2" style:use-window-font-color="true" fo:country="BE" fo:language="fr" fo:hyphenation-push-char-count="2" style:font-name="Liberation Serif" style:language-asian="zh" style:language-complex="hi" style:font-size-asian="10.5pt" style:font-name-asian="WenQuanYi Micro Hei" fo:font-size="12pt" style:font-size-complex="12pt" style:country-asian="CN" style:letter-kerning="true" fo:hyphenate="false" style:font-name-complex="Lohit Hind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Heading" style:next-style-name="Text_20_body" style:class="text" style:parent-style-name="Standard" style:family="paragraph">
      <style:paragraph-properties fo:margin-top="0.423cm" fo:keep-with-next="always" fo:margin-bottom="0.212cm" loext:contextual-spacing="false"/>
      <style:text-properties style:font-family-generic-asian="system" style:font-name-complex="Lohit Hindi" style:font-family-generic-complex="system" style:font-size-asian="14pt" fo:font-family="'Liberation Sans'" style:font-name="Liberation Sans" style:font-size-complex="14pt" style:font-family-asian="'WenQuanYi Micro Hei'" style:font-name-asian="WenQuanYi Micro Hei" style:font-family-complex="'Lohit Hindi'" fo:font-size="14pt" style:font-pitch-complex="variable" style:font-pitch="variable" style:font-pitch-asian="variable" style:font-family-generic="swiss"/>
    </style:style>
    <style:style style:name="Text_20_body" style:display-name="Text body" style:class="text" style:parent-style-name="Standard" style:family="paragraph">
      <style:paragraph-properties fo:margin-top="0cm" fo:margin-bottom="0.212cm" loext:contextual-spacing="false"/>
    </style:style>
    <style:style style:name="List" style:class="list" style:parent-style-name="Text_20_body" style:family="paragraph">
      <style:text-properties style:font-size-asian="12pt" style:font-family-complex="'Lohit Hindi'" style:font-name-complex="Lohit Hindi1"/>
    </style:style>
    <style:style style:name="Caption" style:class="extra" style:parent-style-name="Standard" style:family="paragraph">
      <style:paragraph-properties fo:margin-top="0.212cm" text:number-lines="false" text:line-number="0" fo:margin-bottom="0.212cm" loext:contextual-spacing="false"/>
      <style:text-properties fo:font-style="italic" style:font-size-asian="12pt" style:font-size-complex="12pt" style:font-family-complex="'Lohit Hindi'" fo:font-size="12pt" style:font-style-asian="italic" style:font-style-complex="italic" style:font-name-complex="Lohit Hindi1"/>
    </style:style>
    <style:style style:name="Index" style:class="index" style:parent-style-name="Standard" style:family="paragraph">
      <style:paragraph-properties text:number-lines="false" text:line-number="0"/>
      <style:text-properties style:font-size-asian="12pt" style:font-family-complex="'Lohit Hindi'" style:font-name-complex="Lohit Hindi1"/>
    </style:style>
    <style:style style:name="Signature" style:class="text" style:parent-style-name="Standard" style:family="paragraph">
      <style:paragraph-properties text:number-lines="false" text:line-number="0"/>
    </style:style>
    <style:style style:name="Teletype" style:family="text">
      <style:text-properties style:font-family-generic-asian="modern" style:font-name-complex="Lohit Hindi2" style:font-family-generic-complex="modern" fo:font-family="'DejaVu Sans Mono'" style:font-name="DejaVu Sans Mono" style:font-family-asian="'WenQuanYi Micro Hei'" style:font-name-asian="WenQuanYi Micro Hei1" style:font-family-complex="'Lohit Hindi'" style:font-pitch-asian="fixed" style:font-pitch-complex="fixed" style:font-pitch="fixed" style:font-family-generic="modern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text-indent="-0.762cm" text:label-followed-by="listtab" fo:margin-left="0.762cm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text-indent="-1.016cm" text:label-followed-by="listtab" fo:margin-left="1.016cm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text-indent="-1.27cm" text:label-followed-by="listtab" fo:margin-left="1.27cm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text-indent="-1.524cm" text:label-followed-by="listtab" fo:margin-left="1.524cm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text-indent="-1.778cm" text:label-followed-by="listtab" fo:margin-left="1.778cm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text-indent="-2.032cm" text:label-followed-by="listtab" fo:margin-left="2.032cm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text-indent="-2.286cm" text:label-followed-by="listtab" fo:margin-left="2.286cm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text-indent="-2.54cm" text:label-followed-by="listtab" fo:margin-left="2.54cm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text-indent="-2.794cm" text:label-followed-by="listtab" fo:margin-left="2.794cm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text-indent="-3.048cm" text:label-followed-by="listtab" fo:margin-left="3.048cm" text:list-tab-stop-position="3.048cm"/>
        </style:list-level-properties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  <style:style style:name="HGt1pod" style:family="text">
      <style:text-properties fo:font-weight="bold"/>
    </style:style>
    <style:style style:name="HGt2pod" style:family="text">
      <style:text-properties fo:font-weight="bold" style:text-underline-style="solid"/>
    </style:style>
    <style:style style:name="HGt3pod" style:family="text">
      <style:text-properties fo:font-weight="bold" style:text-underline-style="solid"/>
    </style:style>
    <style:style style:name="HGt4pod" style:family="text">
      <style:text-properties fo:font-weight="bold"/>
    </style:style>
    <style:style style:name="HGt5pod" style:family="text">
      <style:text-properties fo:font-weight="bold" style:text-line-through-style="solid" style:text-underline-style="solid"/>
    </style:style>
    <style:style style:name="HGt6pod" style:family="text">
      <style:text-properties fo:font-style="italic" fo:font-weight="bold" style:text-line-through-style="solid"/>
    </style:style>
    <style:style style:name="HGt7pod" style:family="paragraph" style:parent-style-name="Standard">
      <style:text-properties fo:font-size="85%"/>
    </style:style>
    <style:style style:name="HGt8pod" style:family="text">
      <style:text-properties fo:font-style="italic"/>
    </style:style>
    <style:style style:name="HGt9pod" style:family="text">
      <style:text-properties fo:font-style="italic" fo:font-weight="bold"/>
    </style:style>
    <style:style style:name="HGt10pod" style:family="paragraph" style:parent-style-name="Standard">
      <style:paragraph-properties fo:text-align="justify"/>
    </style:style>
    <style:style style:name="HGt11pod" style:family="text">
      <style:text-properties style:text-line-through-style="solid" style:text-underline-style="solid"/>
    </style:style>
    <style:style style:name="HGt12pod" style:family="text">
      <style:text-properties style:text-line-through-style="solid"/>
    </style:style>
    <style:style style:name="HGt13pod" style:family="text">
      <style:text-properties fo:color="#EA2C21"/>
    </style:style>
    <style:style style:name="HGt16pod" style:family="paragraph" style:parent-style-name="Standard">
      <style:text-properties fo:font-size="85.0%"/>
    </style:style>
    <style:style style:name="HGt17pod" style:family="paragraph" style:parent-style-name="Standard">
      <style:text-properties fo:font-size="100.0%"/>
    </style:style>
    <style:style style:name="HGt18pod" style:family="paragraph" style:parent-style-name="Standard">
      <style:text-properties fo:font-size="115.0%"/>
    </style:style>
    <text:list-style style:name="podNumberedList">
      <text:list-level-style-number text:level="1" text:style-name="podNumberStyle" style:num-suffix="." style:num-format="1">
        <style:list-level-properties text:space-before="0.32in" text:min-label-width="0.32in"/>
      </text:list-level-style-number>
      <text:list-level-style-number text:level="2" text:style-name="podNumberStyle" style:num-suffix="." style:num-format="1">
        <style:list-level-properties text:space-before="0.64in" text:min-label-width="0.32in"/>
      </text:list-level-style-number>
      <text:list-level-style-number text:level="3" text:style-name="podNumberStyle" style:num-suffix="." style:num-format="1">
        <style:list-level-properties text:space-before="0.96in" text:min-label-width="0.32in"/>
      </text:list-level-style-number>
      <text:list-level-style-number text:level="4" text:style-name="podNumberStyle" style:num-suffix="." style:num-format="1">
        <style:list-level-properties text:space-before="1.28in" text:min-label-width="0.32in"/>
      </text:list-level-style-number>
    </text:list-style>
    <text:list-style style:name="podBulletedList">
      <text:list-level-style-bullet text:level="1" text:style-name="podBulletStyle" text:bullet-char="•">
        <style:list-level-properties text:space-before="0.32in" text:min-label-width="0.32in"/>
      </text:list-level-style-bullet>
      <text:list-level-style-bullet text:level="2" text:style-name="podBulletStyle" text:bullet-char="◦">
        <style:list-level-properties text:space-before="0.64in" text:min-label-width="0.32in"/>
      </text:list-level-style-bullet>
      <text:list-level-style-bullet text:level="3" text:style-name="podBulletStyle" text:bullet-char="▪">
        <style:list-level-properties text:space-before="0.96in" text:min-label-width="0.32in"/>
      </text:list-level-style-bullet>
      <text:list-level-style-bullet text:level="4" text:style-name="podBulletStyle" text:bullet-char="•">
        <style:list-level-properties text:space-before="1.28in" text:min-label-width="0.32in"/>
      </text:list-level-style-bullet>
    </text:list-style>
  </office:styles>
  <office:automatic-styles>
    <style:page-layout style:name="Mpm1">
      <style:page-layout-properties fo:margin-top="2cm" style:writing-mode="lr-tb" fo:margin-left="2cm" fo:page-width="21.001cm" style:num-format="1" style:print-orientation="portrait" style:footnote-max-height="0cm" fo:margin-bottom="2cm" fo:page-height="29.7cm" fo:margin-right="2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5T09:06:50</meta:creation-date>
    <dc:date>2017-01-31T16:30:32.055173310</dc:date>
    <meta:editing-duration>PT5M1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2" meta:word-count="46" meta:character-count="230" meta:non-whitespace-character-count="186"/>
    <dc:title>xhtmlSpan</dc:title>
  </office:meta>
</office:document-meta>
</file>